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rage Sans" svg:font-family="'Average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335a13" style:font-size-asian="12pt" style:font-size-complex="12pt"/>
    </style:style>
    <style:style style:name="P4" style:family="paragraph" style:parent-style-name="Standard">
      <style:text-properties fo:font-size="12pt" officeooo:paragraph-rsid="00376c91" style:font-size-asian="12pt" style:font-size-complex="12pt"/>
    </style:style>
    <style:style style:name="P5" style:family="paragraph" style:parent-style-name="Standard">
      <style:text-properties fo:font-size="12pt" officeooo:rsid="003367c3" officeooo:paragraph-rsid="003367c3" style:font-size-asian="12pt" style:font-size-complex="12pt"/>
    </style:style>
    <style:style style:name="P6" style:family="paragraph" style:parent-style-name="Standard">
      <style:text-properties fo:font-size="12pt" officeooo:rsid="003426a2" officeooo:paragraph-rsid="003426a2" style:font-size-asian="12pt" style:font-size-complex="12pt"/>
    </style:style>
    <style:style style:name="P7" style:family="paragraph" style:parent-style-name="Standard">
      <style:text-properties fo:font-size="12pt" officeooo:rsid="00376c91" officeooo:paragraph-rsid="00376c91" style:font-size-asian="12pt" style:font-size-complex="12pt"/>
    </style:style>
    <style:style style:name="P8" style:family="paragraph" style:parent-style-name="Standard">
      <style:text-properties fo:font-size="12pt" officeooo:rsid="0037bb61" officeooo:paragraph-rsid="0037bb61" style:font-size-asian="12pt" style:font-size-complex="12pt"/>
    </style:style>
    <style:style style:name="P9" style:family="paragraph" style:parent-style-name="Standard">
      <style:text-properties fo:font-size="12pt" officeooo:rsid="00386edd" officeooo:paragraph-rsid="00386edd" style:font-size-asian="12pt" style:font-size-complex="12pt"/>
    </style:style>
    <style:style style:name="P10" style:family="paragraph" style:parent-style-name="Standard">
      <style:text-properties fo:font-size="12pt" officeooo:rsid="00396bb7" officeooo:paragraph-rsid="00396bb7" style:font-size-asian="12pt" style:font-size-complex="12pt"/>
    </style:style>
    <style:style style:name="P11" style:family="paragraph" style:parent-style-name="Standard">
      <style:text-properties fo:font-size="12pt" officeooo:rsid="003ac2ca" officeooo:paragraph-rsid="003ac2ca" style:font-size-asian="12pt" style:font-size-complex="12pt"/>
    </style:style>
    <style:style style:name="P12" style:family="paragraph" style:parent-style-name="Standard">
      <style:text-properties fo:font-size="12pt" officeooo:rsid="003ac2ca" officeooo:paragraph-rsid="00418b08" style:font-size-asian="12pt" style:font-size-complex="12pt"/>
    </style:style>
    <style:style style:name="P13" style:family="paragraph" style:parent-style-name="Standard">
      <style:text-properties fo:font-size="12pt" officeooo:rsid="00418b08" officeooo:paragraph-rsid="00418b08" style:font-size-asian="12pt" style:font-size-complex="12pt"/>
    </style:style>
    <style:style style:name="P14" style:family="paragraph" style:parent-style-name="Standard">
      <style:text-properties fo:font-size="12pt" officeooo:rsid="00418b08" officeooo:paragraph-rsid="0043fd0d" style:font-size-asian="12pt" style:font-size-complex="12pt"/>
    </style:style>
    <style:style style:name="P15" style:family="paragraph" style:parent-style-name="Standard">
      <style:text-properties fo:font-size="12pt" officeooo:rsid="0042826c" officeooo:paragraph-rsid="0042826c" style:font-size-asian="12pt" style:font-size-complex="12pt"/>
    </style:style>
    <style:style style:name="P16" style:family="paragraph" style:parent-style-name="Standard">
      <style:text-properties fo:font-size="12pt" officeooo:rsid="0043fd0d" officeooo:paragraph-rsid="0043fd0d" style:font-size-asian="12pt" style:font-size-complex="12pt"/>
    </style:style>
    <style:style style:name="P17" style:family="paragraph" style:parent-style-name="Standard">
      <style:text-properties fo:font-size="12pt" officeooo:rsid="0043fd0d" officeooo:paragraph-rsid="004de9f4" style:font-size-asian="12pt" style:font-size-complex="12pt"/>
    </style:style>
    <style:style style:name="P18" style:family="paragraph" style:parent-style-name="Standard">
      <style:text-properties fo:font-size="12pt" officeooo:rsid="004de9f4" officeooo:paragraph-rsid="004de9f4" style:font-size-asian="12pt" style:font-size-complex="12pt"/>
    </style:style>
    <style:style style:name="P19" style:family="paragraph" style:parent-style-name="Standard">
      <style:text-properties fo:font-size="12pt" officeooo:rsid="0059393c" officeooo:paragraph-rsid="0059393c" style:font-size-asian="12pt" style:font-size-complex="12pt"/>
    </style:style>
    <style:style style:name="P20" style:family="paragraph" style:parent-style-name="Standard">
      <style:text-properties fo:font-size="12pt" officeooo:rsid="005b0f04" officeooo:paragraph-rsid="005b0f04" style:font-size-asian="12pt" style:font-size-complex="12pt"/>
    </style:style>
    <style:style style:name="P21" style:family="paragraph" style:parent-style-name="Standard">
      <style:text-properties fo:font-size="12pt" officeooo:rsid="005d7ade" officeooo:paragraph-rsid="005d7ade" style:font-size-asian="12pt" style:font-size-complex="12pt"/>
    </style:style>
    <style:style style:name="P22" style:family="paragraph" style:parent-style-name="Standard">
      <style:text-properties fo:font-size="12pt" officeooo:rsid="005cb177" officeooo:paragraph-rsid="005cb177" style:font-size-asian="12pt" style:font-size-complex="12pt"/>
    </style:style>
    <style:style style:name="P23" style:family="paragraph" style:parent-style-name="Standard">
      <style:text-properties fo:font-size="12pt" officeooo:rsid="0057d6dc" officeooo:paragraph-rsid="00626209" style:font-size-asian="12pt" style:font-size-complex="12pt"/>
    </style:style>
    <style:style style:name="P24" style:family="paragraph" style:parent-style-name="Standard">
      <style:text-properties fo:font-size="12pt" officeooo:rsid="00645ade" officeooo:paragraph-rsid="00645ade" style:font-size-asian="12pt" style:font-size-complex="12pt"/>
    </style:style>
    <style:style style:name="P25" style:family="paragraph" style:parent-style-name="Standard">
      <style:text-properties fo:font-size="12pt" officeooo:rsid="00645ade" officeooo:paragraph-rsid="00673476" style:font-size-asian="12pt" style:font-size-complex="12pt"/>
    </style:style>
    <style:style style:name="P26" style:family="paragraph" style:parent-style-name="Standard">
      <style:text-properties fo:font-size="12pt" officeooo:rsid="006851fe" officeooo:paragraph-rsid="006851fe" style:font-size-asian="12pt" style:font-size-complex="12pt"/>
    </style:style>
    <style:style style:name="P27" style:family="paragraph" style:parent-style-name="Standard">
      <style:text-properties fo:font-size="12pt" officeooo:rsid="006ce2b3" officeooo:paragraph-rsid="006ce2b3" style:font-size-asian="12pt" style:font-size-complex="12pt"/>
    </style:style>
    <style:style style:name="P28" style:family="paragraph" style:parent-style-name="Standard">
      <style:text-properties fo:font-size="12pt" officeooo:rsid="0067bb99" officeooo:paragraph-rsid="00673476" style:font-size-asian="12pt" style:font-size-complex="12pt"/>
    </style:style>
    <style:style style:name="P29" style:family="paragraph" style:parent-style-name="Standard">
      <style:text-properties fo:font-size="12pt" fo:font-weight="bold" officeooo:rsid="006bce1c" officeooo:paragraph-rsid="006bce1c" style:font-size-asian="12pt" style:font-weight-asian="bold" style:font-size-complex="12pt" style:font-weight-complex="bold"/>
    </style:style>
    <style:style style:name="P30" style:family="paragraph" style:parent-style-name="Standard">
      <style:text-properties fo:font-size="12pt" fo:font-weight="normal" officeooo:rsid="006bce1c" officeooo:paragraph-rsid="006bce1c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ce2b3" officeooo:paragraph-rsid="006ce2b3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dabc3" officeooo:paragraph-rsid="006dabc3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ef45b" officeooo:paragraph-rsid="006ef45b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ef45b" officeooo:paragraph-rsid="0073cc98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725767" officeooo:paragraph-rsid="00755010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style:font-size-asian="12pt" style:font-size-complex="12pt"/>
    </style:style>
    <style:style style:name="P38" style:family="paragraph" style:parent-style-name="Standard" style:list-style-name="L1">
      <style:text-properties fo:font-size="12pt" officeooo:rsid="0037bb61" officeooo:paragraph-rsid="0037bb61" style:font-size-asian="12pt" style:font-size-complex="12pt"/>
    </style:style>
    <style:style style:name="P39" style:family="paragraph" style:parent-style-name="Standard">
      <style:text-properties fo:font-size="12pt" fo:font-weight="normal" officeooo:rsid="00755010" officeooo:paragraph-rsid="00755010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b0f8d" officeooo:paragraph-rsid="007b0f8d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8292f2" officeooo:paragraph-rsid="008292f2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84681e" officeooo:paragraph-rsid="0084681e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85c92b" officeooo:paragraph-rsid="0085c92b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8967fb" officeooo:paragraph-rsid="008967fb" style:font-size-asian="12pt" style:font-weight-asian="normal" style:font-size-complex="12pt" style:font-weight-complex="normal"/>
    </style:style>
    <style:style style:name="P45" style:family="paragraph" style:parent-style-name="Standard" style:list-style-name="L2">
      <style:text-properties fo:font-size="12pt" fo:font-weight="normal" officeooo:rsid="008b26ed" officeooo:paragraph-rsid="008b26ed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font-size="12pt" fo:font-weight="normal" officeooo:rsid="008c5ead" officeooo:paragraph-rsid="008c5ead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font-size="12pt" fo:font-weight="normal" officeooo:rsid="008c6d0b" officeooo:paragraph-rsid="008c6d0b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font-size="12pt" fo:font-weight="normal" officeooo:rsid="008d2cb5" officeooo:paragraph-rsid="008d2cb5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8e86a8" officeooo:paragraph-rsid="008e86a8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976b01" officeooo:paragraph-rsid="00976b01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99733d" officeooo:paragraph-rsid="0099733d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bold" officeooo:rsid="00781575" officeooo:paragraph-rsid="00781575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8292f2" officeooo:paragraph-rsid="008292f2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8f0aef" officeooo:paragraph-rsid="008f0aef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font-weight="bold" officeooo:rsid="008f0aef" officeooo:paragraph-rsid="0093ea63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93ea63" officeooo:paragraph-rsid="0093ea63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9cdf04" officeooo:paragraph-rsid="009cdf04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9d11f8" officeooo:paragraph-rsid="009d11f8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376c91" style:font-size-asian="12pt" style:font-size-complex="12pt"/>
    </style:style>
    <style:style style:name="T3" style:family="text">
      <style:text-properties officeooo:rsid="00335a13"/>
    </style:style>
    <style:style style:name="T4" style:family="text">
      <style:text-properties officeooo:rsid="003367c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335a13" style:font-size-asian="12pt" style:font-size-complex="12pt"/>
    </style:style>
    <style:style style:name="T7" style:family="text">
      <style:text-properties officeooo:rsid="0037bb61"/>
    </style:style>
    <style:style style:name="T8" style:family="text">
      <style:text-properties officeooo:rsid="00380a50"/>
    </style:style>
    <style:style style:name="T9" style:family="text">
      <style:text-properties officeooo:rsid="003c1f8b"/>
    </style:style>
    <style:style style:name="T10" style:family="text">
      <style:text-properties officeooo:rsid="003f4987"/>
    </style:style>
    <style:style style:name="T11" style:family="text">
      <style:text-properties officeooo:rsid="0040a1ab"/>
    </style:style>
    <style:style style:name="T12" style:family="text">
      <style:text-properties officeooo:rsid="0043617f"/>
    </style:style>
    <style:style style:name="T13" style:family="text">
      <style:text-properties officeooo:rsid="0045562d"/>
    </style:style>
    <style:style style:name="T14" style:family="text">
      <style:text-properties officeooo:rsid="0047b49a"/>
    </style:style>
    <style:style style:name="T15" style:family="text">
      <style:text-properties officeooo:rsid="00547edc"/>
    </style:style>
    <style:style style:name="T16" style:family="text">
      <style:text-properties officeooo:rsid="00550655"/>
    </style:style>
    <style:style style:name="T17" style:family="text">
      <style:text-properties officeooo:rsid="005550e1"/>
    </style:style>
    <style:style style:name="T18" style:family="text">
      <style:text-properties officeooo:rsid="005dcd3c"/>
    </style:style>
    <style:style style:name="T19" style:family="text">
      <style:text-properties officeooo:rsid="0061ee84"/>
    </style:style>
    <style:style style:name="T20" style:family="text">
      <style:text-properties officeooo:rsid="0065be1a"/>
    </style:style>
    <style:style style:name="T21" style:family="text">
      <style:text-properties officeooo:rsid="00699d83"/>
    </style:style>
    <style:style style:name="T22" style:family="text">
      <style:text-properties officeooo:rsid="006d6650"/>
    </style:style>
    <style:style style:name="T23" style:family="text">
      <style:text-properties officeooo:rsid="0072576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7b2f9f" style:font-weight-asian="normal" style:font-weight-complex="normal"/>
    </style:style>
    <style:style style:name="T27" style:family="text">
      <style:text-properties fo:font-weight="normal" officeooo:rsid="009008ec" style:font-weight-asian="normal" style:font-weight-complex="normal"/>
    </style:style>
    <style:style style:name="T28" style:family="text">
      <style:text-properties fo:font-weight="normal" officeooo:rsid="0091f8fc" style:font-weight-asian="normal" style:font-weight-complex="normal"/>
    </style:style>
    <style:style style:name="T29" style:family="text">
      <style:text-properties fo:font-weight="normal" officeooo:rsid="009d11f8" style:font-weight-asian="normal" style:font-weight-complex="normal"/>
    </style:style>
    <style:style style:name="T30" style:family="text">
      <style:text-properties fo:font-weight="normal" officeooo:rsid="009d3c9c" style:font-weight-asian="normal" style:font-weight-complex="normal"/>
    </style:style>
    <style:style style:name="T31" style:family="text">
      <style:text-properties officeooo:rsid="007dacc2"/>
    </style:style>
    <style:style style:name="T32" style:family="text">
      <style:text-properties officeooo:rsid="0085cf27"/>
    </style:style>
    <style:style style:name="T33" style:family="text">
      <style:text-properties officeooo:rsid="0089d653"/>
    </style:style>
    <style:style style:name="T34" style:family="text">
      <style:text-properties officeooo:rsid="008c6d0b"/>
    </style:style>
    <style:style style:name="T35" style:family="text">
      <style:text-properties officeooo:rsid="0096c1e4"/>
    </style:style>
    <style:style style:name="T36" style:family="text">
      <style:text-properties officeooo:rsid="0099733d"/>
    </style:style>
    <style:style style:name="T37" style:family="text">
      <style:text-properties officeooo:rsid="009984d0"/>
    </style:style>
    <style:style style:name="T38" style:family="text">
      <style:text-properties officeooo:rsid="009c1e60"/>
    </style:style>
    <style:style style:name="T39" style:family="text">
      <style:text-properties officeooo:rsid="009dfe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 Analysis prior to creating Neural networks by Anshuman(tiwansh)-------------------- </text:p>
      <text:p text:style-name="P1"/>
      <text:p text:style-name="P1">Things to do prior to creating a neural network - </text:p>
      <text:p text:style-name="P1"/>
      <text:p text:style-name="P1">1. Test for null objects in the input -</text:p>
      <text:p text:style-name="P1"><text:tab/>Read the input in a dataFrame and display info using df.info() and check whether there are null items or not.<text:line-break/><text:tab/>To specifically check whether it contains null items or not, try printing</text:p>
      <text:p text:style-name="P1"><text:tab/>inputFrame.isnull().sum()</text:p>
      <text:p text:style-name="P1"><text:tab/>outputFrame.isnull().sum()</text:p>
      <text:p text:style-name="P1">-This will show the count of total null entries in each column.</text:p>
      <text:p text:style-name="P1"/>
      <text:p text:style-name="P1"/>
      <text:p text:style-name="P1">2. To take a look at the data – mean, avg, standatard, max, count, etc of each row try printing</text:p>
      <text:p text:style-name="P1"><text:tab/>inputFrame.describe()</text:p>
      <text:p text:style-name="P1"/>
      <text:p text:style-name="P1"><text:tab/><text:span text:style-name="T39">To take a look at the first n rows, use:</text:span></text:p>
      <text:p text:style-name="P1"><text:tab/><text:span text:style-name="T39">dataFrame.head(n = number_of_rows_you_want_to_see) -&gt; n = 5 by default</text:span></text:p>
      <text:p text:style-name="P1"/>
      <text:p text:style-name="P1"/>
      <text:p text:style-name="P1">3. Checking correlation of a field with the otput i.e. Checking whether one field has some impact on the output or not. Impact of Column on outputColumn</text:p>
      <text:p text:style-name="P1"><text:tab/>InputFrame[['Column', 'OutputColumn']].groupby(['Column'], as_index =False).mean()</text:p>
      <text:p text:style-name="P1"/>
      <text:p text:style-name="P1">This shows the impact of the unique Column values on the Output (column). You can also sort the output by adding sort_values(by='Column') after mean() using '.'</text:p>
      <text:p text:style-name="P1"/>
      <text:p text:style-name="P1">NOTE – This must be done for the columns having small numberof unique values like 3/4 unique values and not more than that. </text:p>
      <text:p text:style-name="P1"/>
      <text:p text:style-name="P1">4. For the datasets which are scattered, we can always plot a histogram and try to classify (on the basis of output column). This shows the count of entries of the 'Column' corresponding to unique outputs(present in OutputColumn).</text:p>
      <text:p text:style-name="P1"><text:tab/></text:p>
      <text:p text:style-name="P1"><text:tab/>To plot a histogram you may use following - </text:p>
      <text:p text:style-name="P1"><text:tab/>grid = sns.FacetGrid(train_df, col = 'OutputColumn'); #import seaborn as sns</text:p>
      <text:p text:style-name="P1"><text:tab/>grid.map(plt.hist, 'Column', bins = 20); </text:p>
      <text:p text:style-name="P1"><text:tab/>plt.show() #this shows the plotted output #import matplotlib.pyplot as plt</text:p>
      <text:p text:style-name="P2"/>
      <text:p text:style-name="Text_20_body"><text:span text:style-name="T5">The </text:span><text:span text:style-name="Source_20_Text"><text:span text:style-name="T1">FacetGrid</text:span></text:span><text:span text:style-name="Source_20_Text"><text:span text:style-name="T5"> </text:span></text:span><text:span text:style-name="T5">is an object that links a Pandas DataFrame to a matplotlib figure with </text:span><text:span text:style-name="T6">a particular </text:span><text:span text:style-name="T5">structure. </text:span></text:p>
      <text:p text:style-name="P3"><text:tab/>grid = sns.FacetGrid(d<text:span text:style-name="T3">ata</text:span>f<text:span text:style-name="T3">rame</text:span>, col = 'OutputColumn');</text:p>
      <text:p text:style-name="P3"><text:tab/><text:span text:style-name="T3">#The unique number of OutputColumn is the number of graphs on display i.e. segments and <text:tab/>dataframe is what it is. </text:span></text:p>
      <text:p text:style-name="P3"><text:tab/><text:span text:style-name="T3">For a 2 * 2 grid, i.e. a multivariate plot – (kind of a binary combination), use row attribute <text:tab/>too - </text:span></text:p>
      <text:p text:style-name="P1"><text:tab/>g = sns.FacetGrid(tips, col="time", row="smoker")</text:p>
      <text:p text:style-name="P1"><text:tab/></text:p>
      <text:p text:style-name="P1"><text:tab/><text:span text:style-name="T3">grid.map(); #this defines what kind of display you want</text:span></text:p>
      <text:p text:style-name="P1"><text:tab/><text:span text:style-name="T4">#plt.hist -&gt;Histogram</text:span></text:p>
      <text:p text:style-name="P1"><text:tab/><text:span text:style-name="T4">#plt.scatter -&gt; Scatter Graph, etc can be applied</text:span></text:p>
      <text:p text:style-name="P4"><text:soft-page-break/><text:tab/><text:span text:style-name="T8">#sns.kdeplot -&gt; area plot</text:span></text:p>
      <text:p text:style-name="P4"><text:tab/><text:span text:style-name="T8">#sns.pointlpot -&gt; Point plot</text:span></text:p>
      <text:p text:style-name="P4"><text:tab/><text:span text:style-name="T8">#sns.barplot -&gt; Plotting using BarGraph</text:span></text:p>
      <text:p text:style-name="P4"/>
      <text:p text:style-name="P5">So basically FacetGrid define division of the graphs and map define what graph needs to be plotted using which x and which y axes.</text:p>
      <text:p text:style-name="P6">And obviously we need plt.show() to display the plotted graph. </text:p>
      <text:p text:style-name="P7">We can also decide limits on x and y axis using </text:p>
      <text:p text:style-name="Standard"><text:span text:style-name="T2"><text:tab/>#</text:span><text:bookmark text:name="69dd"/><text:span text:style-name="Source_20_Text"><text:span text:style-name="T1">plt.xlim(0, 250) </text:span></text:span></text:p>
      <text:p text:style-name="Standard"><text:span text:style-name="Source_20_Text"><text:span text:style-name="T2"><text:tab/>#</text:span></text:span><text:span text:style-name="Source_20_Text"><text:span text:style-name="T1">plt.ylim(0, 60)</text:span></text:span></text:p>
      <text:p text:style-name="P1"/>
      <text:p text:style-name="P1">5. <text:span text:style-name="T7">Manipulate Data -</text:span></text:p>
      <text:list xml:id="list560325537805261016" text:style-name="L1">
        <text:list-item>
          <text:p text:style-name="P38">Create new feature out of your old ones</text:p>
        </text:list-item>
        <text:list-item>
          <text:p text:style-name="P38">Convert feature</text:p>
        </text:list-item>
        <text:list-item>
          <text:p text:style-name="P38">Complete feature</text:p>
        </text:list-item>
        <text:list-item>
          <text:p text:style-name="P38">Complete and convert feature</text:p>
        </text:list-item>
        <text:list-item>
          <text:p text:style-name="P38">Drop features</text:p>
        </text:list-item>
        <text:list-item>
          <text:p text:style-name="P38">Visualise correlations of features</text:p>
        </text:list-item>
      </text:list>
      <text:p text:style-name="P8"/>
      <text:p text:style-name="P9">Merging the train and test data so that they are operated similarly. Later they can be seperated.</text:p>
      <text:p text:style-name="P9"/>
      <text:p text:style-name="P9"><text:tab/>data_df = pd.concat((train_df, test_df)) #.reset_index(drop = True) can be used to reset the <text:tab/>#index column which if dropped using True, it will be removed from the dataframe</text:p>
      <text:p text:style-name="P9"/>
      <text:p text:style-name="P10">Converting feature – A feature can be converted using map function on dataframe.</text:p>
      <text:p text:style-name="P10"><text:tab/></text:p>
      <text:p text:style-name="P10"><text:tab/>data_df['Sex'] = data_df['Sex'].map({'female' : 1, 'male' : 0}).astype(int)</text:p>
      <text:p text:style-name="P10"><text:tab/>#The map function accepts dictionary, series or a function.</text:p>
      <text:p text:style-name="P10"><text:tab/></text:p>
      <text:p text:style-name="P11">Finding and populating missing values</text:p>
      <text:p text:style-name="P11"><text:tab/></text:p>
      <text:p text:style-name="P11"><text:tab/><text:span text:style-name="T10">1.Finding the number of empty columns</text:span></text:p>
      <text:p text:style-name="P11"><text:tab/>data_df.<text:span text:style-name="T9">ColumnName</text:span>.isnull() #prints whether null or not</text:p>
      <text:p text:style-name="P11"><text:tab/>#data_df.<text:span text:style-name="T9">ColumnName</text:span>.isnull().values #Gives a series of values as false and true i.e. 0 and 1</text:p>
      <text:p text:style-name="P11"><text:tab/>#data_df.<text:span text:style-name="T9">ColumnName</text:span>.isnull().values.sum() #Gives the sum of 0s and 1s <text:span text:style-name="T9">i.e. </text:span>sum of all true</text:p>
      <text:p text:style-name="P11"><text:tab/><text:span text:style-name="T9">#This gives the total number of empty cells in ColumnName column.</text:span></text:p>
      <text:p text:style-name="P11"/>
      <text:p text:style-name="P11"><text:tab/><text:span text:style-name="T11">2. Populating the null/empty cells – Replacing with most frequent</text:span></text:p>
      <text:p text:style-name="P12"><text:tab/></text:p>
      <text:p text:style-name="P15"><text:tab/>#getting the most frequent entry <text:span text:style-name="T12">of the Column</text:span></text:p>
      <text:p text:style-name="P13"><text:tab/>most_freq = data_df.ColumName.dropna().mode()[0]</text:p>
      <text:p text:style-name="P13"><text:tab/>#dropna drops all the null items </text:p>
      <text:p text:style-name="P13"><text:tab/>#mode return most frequent entry -&gt; 0 S </text:p>
      <text:p text:style-name="P13"><text:tab/>#and [0] is used to access the most frequent entry i.e. S</text:p>
      <text:p text:style-name="P13"/>
      <text:p text:style-name="P14"><text:tab/></text:p>
      <text:p text:style-name="P16"><text:tab/>#Filling the column with most frequent value </text:p>
      <text:p text:style-name="P16"><text:tab/>dataFrame['ColumnName'] = dataFrame['ColumnName'].fillna(most_freq)</text:p>
      <text:p text:style-name="P16"/>
      <text:p text:style-name="P16"><text:tab/><text:span text:style-name="T13">#Now we can analyse the Column operated on the basis of output as done in step 2</text:span></text:p>
      <text:p text:style-name="P16"><text:tab/></text:p>
      <text:p text:style-name="P16"><text:tab/><text:span text:style-name="T14">In case of features such as Age, null values cannot be populated using most frequent data </text:span><text:soft-page-break/><text:span text:style-name="T14"><text:tab/>and hence we must come up with a different approach.</text:span></text:p>
      <text:p text:style-name="P16"><text:tab/></text:p>
      <text:p text:style-name="P20">Approach for null filled columns with a scattered value. </text:p>
      <text:p text:style-name="P17"/>
      <text:p text:style-name="Text_20_body">#For 2 genders and 3 Pclasees we try to guess age <text:span text:style-name="T16">for each combination on the basis of mean and #standard deviation using a normal function.</text:span> <text:span text:style-name="T17">We try to get a random age from the normal function #and then normalise it further.</text:span></text:p>
      <text:p text:style-name="P18">for i in range(0,2):</text:p>
      <text:p text:style-name="P18"><text:tab/>for j in range(0,3):</text:p>
      <text:p text:style-name="P18"><text:tab/><text:tab/>guess_df=data_df[(data_df['Sex']==i)&amp;(data_df['Pclass']==j+1)]['Age'].dropna()</text:p>
      <text:p text:style-name="P18"><text:tab/><text:tab/>age_mean = guess_df.mean()</text:p>
      <text:p text:style-name="P18"><text:tab/><text:tab/>age_std = guess_df.std()</text:p>
      <text:p text:style-name="P18"><text:tab/><text:tab/>age_guess = np.random.normal(age_mean, age_std)</text:p>
      <text:p text:style-name="P18"/>
      <text:p text:style-name="P18"><text:tab/><text:tab/><text:span text:style-name="T15">#</text:span>print age_guess</text:p>
      <text:p text:style-name="P18"><text:tab/><text:tab/>guess_ages[i,j] = int((age_guess/0.5 + 0.5) * 0.5)</text:p>
      <text:p text:style-name="P18"/>
      <text:p text:style-name="P23">#From the guessed ages of each combination, we populate each cell in Age column with guessed age using .loc( ) function of dataFrames <text:span text:style-name="T19">which is used to locate(iloc also)/select data</text:span>. <text:span text:style-name="T19">These are called indexers.</text:span></text:p>
      <text:p text:style-name="P23"><text:s text:c="3"/></text:p>
      <text:p text:style-name="P18">for i in range(0,2):</text:p>
      <text:p text:style-name="P18"><text:tab/>for j in range(0, 3):</text:p>
      <text:p text:style-name="P18"><text:tab/><text:tab/>data_df.loc[(data_df.Age.isnull()) &amp; (data_df.Sex == i) &amp;... </text:p>
      <text:p text:style-name="P18"><text:tab/><text:tab/>...(data_df.Pclass == j+1), 'Age'] = guess_ages[i,j]</text:p>
      <text:p text:style-name="P18"/>
      <text:p text:style-name="P19">#Giving integer values to ages</text:p>
      <text:p text:style-name="P18">data_df['Age'] = data_df['Age'].astype(int)</text:p>
      <text:p text:style-name="P18"/>
      <text:p text:style-name="P21">#Visualising that how a feature(Age here) is very scattered</text:p>
      <text:p text:style-name="P21">#grid = sns.FacetGrid(data_df, col = 'Survived')</text:p>
      <text:p text:style-name="P21">#grid.map(plt.scatter,'Age','PassengerId')</text:p>
      <text:p text:style-name="P21">#plt.show()</text:p>
      <text:p text:style-name="P21"/>
      <text:p text:style-name="P22">#Since age still is a very scattered feature <text:span text:style-name="T18">so we try to create Age bands and map each age to one of the 4 age bands.</text:span></text:p>
      <text:p text:style-name="P24">Creating new feature on the basis of a condition or multiple conditions =&gt; Classifying the scattered features into particular domains.</text:p>
      <text:p text:style-name="P24"/>
      <text:p text:style-name="P24">data_df.loc[CONDITION, 'NewFeatureName'] = Classifier1</text:p>
      <text:p text:style-name="P24">data_df.loc[CONDITION2,'NewFeatureName'] = Classifier2</text:p>
      <text:p text:style-name="P25">................... <text:span text:style-name="T20">and it goes on (Classifiers1 and 2 are the new classes defined)</text:span></text:p>
      <text:p text:style-name="P25"/>
      <text:p text:style-name="P28">Chooses all the values that fulfil the condition and populates the value of new feature accordingly.</text:p>
      <text:p text:style-name="P25"/>
      <text:p text:style-name="P26">It must be remebered that the conditions must be given in brackets independently and then &amp; or | should be used. <text:span text:style-name="T21">E.g.</text:span></text:p>
      <text:p text:style-name="P26"/>
      <text:p text:style-name="P26">data_df.loc[(data_df['Age'] &gt; 32) &amp; (data_df['Age'] &lt;= 48), 'AgeBin'] = 2</text:p>
      <text:p text:style-name="P26"/>
      <text:p text:style-name="P27">After creating a new feature it is advised to check for the <text:span text:style-name="T22">total </text:span>null values in the <text:span text:style-name="T22">new feature.</text:span></text:p>
      <text:p text:style-name="P26"><text:soft-page-break/></text:p>
      <text:p text:style-name="P29">Dropping a feature</text:p>
      <text:p text:style-name="P29"/>
      <text:p text:style-name="P30">dataFrame <text:s/>= dataFrame.drop(['ColumnName'], axis=1)</text:p>
      <text:p text:style-name="P31"/>
      <text:p text:style-name="P32">Creating a feature based on regex of a column value</text:p>
      <text:p text:style-name="P32">dataFrame['NewFeature'] = dataFrame.oldFeature.str.extract('REXEX', expand = False)</text:p>
      <text:p text:style-name="P32">data_df['Title'] = data_df.Name.str.extract(' ([A-Za-z]+)\.', expand=False)</text:p>
      <text:p text:style-name="P32"/>
      <text:p text:style-name="P34"><text:span text:style-name="T24">Cross Tabulation </text:span>- <text:span text:style-name="T23">Cross tabulation is used to analyse relationship between multiple variables</text:span>- </text:p>
      <text:p text:style-name="P33">pd.crosstab(dataFrame['ColumnName1'], dataFrame['ColumnName2'])</text:p>
      <text:p text:style-name="P33"/>
      <text:p text:style-name="P36">Reducing the features of a particular column by clubbing various to a new class and merging with predefined classes.</text:p>
      <text:p text:style-name="P35"/>
      <text:p text:style-name="P36">Use dataFrame.replace(['ColumnValueToBeReplaced1, CVTBR2, ...'], <text:s/>ReplacementValue)</text:p>
      <text:p text:style-name="P36"/>
      <text:p text:style-name="P53">Applying a function to a column –<text:span text:style-name="T25"> </text:span><text:span text:style-name="T26">using apply function</text:span></text:p>
      <text:p text:style-name="P40">dataFrame['newColumn'] = dataFrame['oldColumn'].apply(len) -<text:span text:style-name="T31">&gt; gives length of oldColumns into newColumn</text:span></text:p>
      <text:p text:style-name="P40"/>
      <text:p text:style-name="P54">-Feature Selection </text:p>
      <text:p text:style-name="P36"/>
      <text:p text:style-name="P41">To select from a group of features, we have to drop some of them:</text:p>
      <text:p text:style-name="P41"/>
      <text:p text:style-name="P42">features_to_be_dropped = ['toDropFeature1', 'toDropFeature2', 'toDropFeature3']</text:p>
      <text:p text:style-name="P43">dataFrame = <text:span text:style-name="T32">dataFrame(features_to_be_dropped, axis = 1)</text:span></text:p>
      <text:p text:style-name="P41"/>
      <text:p text:style-name="P44">select_dtypes<text:span text:style-name="T33">(include = None, exclude = None)</text:span> – Returns a subset of dataFrame<text:span text:style-name="T35">(i.e. columns with values)</text:span> based on the data types of the columns. </text:p>
      <text:list xml:id="list8855371364847198140" text:style-name="L2">
        <text:list-item>
          <text:p text:style-name="P45">To select numeric – dtype = numpy.number</text:p>
        </text:list-item>
        <text:list-item>
          <text:p text:style-name="P46">To select string – dtype = <text:span text:style-name="T34">o</text:span>bject</text:p>
        </text:list-item>
        <text:list-item>
          <text:p text:style-name="P47">To select datetime – np.datetime or np.datetime64</text:p>
        </text:list-item>
        <text:list-item>
          <text:p text:style-name="P48">To select categorical – dtype = category</text:p>
        </text:list-item>
        <text:list-item>
          <text:p text:style-name="P49">etc.</text:p>
        </text:list-item>
      </text:list>
      <text:p text:style-name="P51">To see all the columns that have specified datatypes, use this - </text:p>
      <text:p text:style-name="P51">select_dtypes(exclude = <text:span text:style-name="T36">dtype</text:span>).columns.values -&gt;gives columns with different datatypes than the excluded ones. -<text:span text:style-name="T36">&gt; </text:span></text:p>
      <text:p text:style-name="P52">To get categorical columns, exclude numeric columns exclude = [<text:span text:style-name="T37">np.number</text:span>] <text:span text:style-name="T38">in the above line.</text:span></text:p>
      <text:p text:style-name="P50"/>
      <text:p text:style-name="P55">L ABEL ENCODING – <text:span text:style-name="T25">applied to convert categorical data into </text:span><text:span text:style-name="T27">suitable numeric values. </text:span><text:span text:style-name="T28">Since categories(mostly as strings) are easily understandable to humans but machine need labels or numeric values to classify.</text:span></text:p>
      <text:p text:style-name="P57"><text:span text:style-name="T28">C</text:span><text:span text:style-name="T25">onvert column to category and then use that category value for encoding</text:span></text:p>
      <text:p text:style-name="P56"><text:span text:style-name="T27"/></text:p>
      <text:p text:style-name="P59"><text:span text:style-name="T27">g</text:span><text:span text:style-name="T25">et_dummies(dataFrame) – converts categorical values into </text:span><text:span text:style-name="T30">indicator/</text:span><text:span text:style-name="T25">dummy/</text:span><text:span text:style-name="T30">numeric</text:span><text:span text:style-name="T25"> values</text:span></text:p>
      <text:p text:style-name="P58"><text:span text:style-name="T29">NumericaldataFrame = </text:span><text:span text:style-name="T27">g</text:span><text:span text:style-name="T25">et_dummies(</text:span><text:span text:style-name="T29">oldD</text:span><text:span text:style-name="T25">ataFram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verage Sans" svg:font-family="'Average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03:11:38.790683062</meta:creation-date>
    <dc:date>2018-03-03T17:53:15.710342222</dc:date>
    <meta:editing-duration>P2DT17H32M20S</meta:editing-duration>
    <meta:editing-cycles>136</meta:editing-cycles>
    <meta:generator>LibreOffice/4.4.6.3$Linux_X86_64 LibreOffice_project/40m0$Build-3</meta:generator>
    <meta:document-statistic meta:table-count="0" meta:image-count="0" meta:object-count="0" meta:page-count="4" meta:paragraph-count="132" meta:word-count="1221" meta:character-count="8343" meta:non-whitespace-character-count="7143"/>
  </office:meta>
</office:document-meta>
</file>